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ce1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9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ce1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ce1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7164897463214" calcext:value-type="float">
            <text:p>0.017164897463214</text:p>
          </table:table-cell>
          <table:table-cell office:value-type="string" calcext:value-type="string">
            <text:p>C</text:p>
          </table:table-cell>
          <table:table-cell office:value-type="float" office:value="0.01759915062062" calcext:value-type="float">
            <text:p>0.01759915062062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65816992521286" calcext:value-type="float">
            <text:p>0.016581699252129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ce1"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table:style-name="ce9" office:value-type="float" office:value="0.792238049068927" calcext:value-type="float">
            <text:p>0.792238049068927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</text:p>
          </table:table-cell>
          <table:table-cell table:number-columns-repeated="4"/>
          <table:table-cell office:value-type="float" office:value="0.013346174950199" calcext:value-type="float">
            <text:p>0.013346174950199</text:p>
          </table:table-cell>
          <table:table-cell table:style-name="ce1" office:value-type="string" calcext:value-type="string">
            <text:p>V</text:p>
          </table:table-cell>
          <table:table-cell table:style-name="ce1" office:value-type="float" office:value="0.0123595148324966" calcext:value-type="float">
            <text:p>0.012359514832497</text:p>
          </table:table-cell>
          <table:table-cell table:style-name="ce1" office:value-type="string" calcext:value-type="string">
            <text:p>G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4"/>
          <table:table-cell office:value-type="float" office:value="0.737262469959103" calcext:value-type="float">
            <text:p>0.737262469959103</text:p>
          </table:table-cell>
          <table:table-cell office:value-type="string" calcext:value-type="string">
            <text:p>V</text:p>
          </table:table-cell>
          <table:table-cell table:style-name="ce1" office:value-type="float" office:value="0.845309919679466" calcext:value-type="float">
            <text:p>0.84530991967946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ce4"/>
          <table:table-cell table:number-columns-repeated="4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9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ce1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3"/>
          <table:table-cell table:style-name="ce1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office:value-type="float" office:value="0.0189587013674991" calcext:value-type="float">
            <text:p>0.018958701367499</text:p>
          </table:table-cell>
          <table:table-cell office:value-type="string" calcext:value-type="string">
            <text:p>C</text:p>
          </table:table-cell>
          <table:table-cell office:value-type="float" office:value="0.0187405184320897" calcext:value-type="float">
            <text:p>0.01874051843209</text:p>
          </table:table-cell>
          <table:table-cell office:value-type="string" calcext:value-type="string">
            <text:p>B</text:p>
          </table:table-cell>
          <table:table-cell office:value-type="float" office:value="0.0187412158896526" calcext:value-type="float">
            <text:p>0.018741215889653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office:value-type="float" office:value="0.753627163885939" calcext:value-type="float">
            <text:p>0.753627163885939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4 </text:p>
          </table:table-cell>
          <table:table-cell table:number-columns-repeated="2"/>
          <table:table-cell table:style-name="ce4"/>
          <table:table-cell/>
          <table:table-cell table:style-name="Default" office:value-type="float" office:value="0.0158659019390495" calcext:value-type="float">
            <text:p>0.01586590193905</text:p>
          </table:table-cell>
          <table:table-cell office:value-type="string" calcext:value-type="string">
            <text:p>J</text:p>
          </table:table-cell>
          <table:table-cell table:style-name="Default" office:value-type="float" office:value="0.0150808192168673" calcext:value-type="float">
            <text:p>0.01508081921686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style-name="ce7" office:value-type="string" calcext:value-type="string">
            <text:p>Slate 25</text:p>
          </table:table-cell>
          <table:table-cell table:number-columns-repeated="2"/>
          <table:table-cell table:style-name="ce4"/>
          <table:table-cell/>
          <table:table-cell table:style-name="Default" office:value-type="float" office:value="0.639892414815903" calcext:value-type="float">
            <text:p>0.639892414815903</text:p>
          </table:table-cell>
          <table:table-cell office:value-type="string" calcext:value-type="string">
            <text:p>J</text:p>
          </table:table-cell>
          <table:table-cell table:style-name="Default" office:value-type="float" office:value="0.805922366952779" calcext:value-type="float">
            <text:p>0.805922366952779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(G,W), (T,W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0:37:30.09958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6T13:49:19.413034284</dc:date>
    <meta:editing-duration>PT23H20M23S</meta:editing-duration>
    <meta:editing-cycles>94</meta:editing-cycles>
    <meta:generator>LibreOffice/6.0.7.3$Linux_X86_64 LibreOffice_project/00m0$Build-3</meta:generator>
    <meta:document-statistic meta:table-count="6" meta:cell-count="439" meta:object-count="0"/>
  </office:meta>
</office:document-meta>
</file>